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RMIENTO ECHEVARRIA, SANTOS EDIN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759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RMIENTO ECHEVARRIA, SANTOS EDIN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759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9:15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